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Symbol" svg:font-family="Symbol"/>
    <style:font-face style:name="DejaVu Sans1" svg:font-family="'DejaVu Sans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WW8Num7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3" style:family="paragraph" style:parent-style-name="Text_20_body" style:list-style-name="WW8Num7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1060df" officeooo:paragraph-rsid="001060d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Standard" style:list-style-name="WW8Num6"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 style:list-style-name="WW8Num4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list-style-name="WW8Num4">
      <style:paragraph-properties fo:text-align="start" style:justify-single-word="false"/>
    </style:style>
    <style:style style:name="P15" style:family="paragraph" style:parent-style-name="Standard" style:list-style-name="WW8Num8">
      <style:paragraph-properties fo:text-align="start" style:justify-single-word="false"/>
    </style:style>
    <style:style style:name="P16" style:family="paragraph" style:parent-style-name="Standard" style:list-style-name="WW8Num5">
      <style:paragraph-properties fo:text-align="start" style:justify-single-word="false"/>
    </style:style>
    <style:style style:name="P17" style:family="paragraph" style:parent-style-name="Standard">
      <style:paragraph-properties fo:margin-left="0cm" fo:margin-right="0cm" fo:text-align="start" style:justify-single-word="false" fo:text-indent="0.953cm" style:auto-text-indent="false"/>
    </style:style>
    <style:style style:name="P18" style:family="paragraph" style:parent-style-name="Standard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0" style:family="paragraph" style:parent-style-name="Standard" style:list-style-name="WW8Num3">
      <style:paragraph-properties fo:margin-left="1.27cm" fo:margin-right="0cm" fo:text-indent="-0.635cm" style:auto-text-indent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Standard" style:list-style-name="WW8Num2">
      <style:paragraph-properties fo:margin-left="1.588cm" fo:margin-right="0cm" fo:text-indent="-0.635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Standard">
      <style:paragraph-properties fo:margin-left="0.339cm" fo:margin-right="0cm" fo:text-align="center" style:justify-single-word="false" fo:text-indent="0.614cm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Heading_20_2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6" style:family="paragraph" style:parent-style-name="Heading_20_2" style:master-page-name="Standard">
      <style:paragraph-properties fo:margin-top="0.423cm" fo:margin-bottom="0.212cm" style:contextual-spacing="false"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5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8" style:family="text">
      <style:text-properties style:font-name="Times New Roman" fo:font-weight="normal" style:font-weight-asian="normal" style:font-name-complex="Times New Roman" style:font-weight-complex="normal"/>
    </style:style>
    <style:style style:name="T9" style:family="text">
      <style:text-properties style:font-name="Times New Roman" fo:font-weight="normal" officeooo:rsid="00123399" style:font-weight-asian="normal" style:font-name-complex="Times New Roman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04074550056894127" text:style-name="WW8Num1">
        <text:list-item>
          <text:list>
            <text:list-item>
              <text:h text:style-name="P26" text:outline-level="2">Лабораторная работа. Программирование скриптов. Основы программирования BASH и PERL.</text:h>
            </text:list-item>
          </text:list>
        </text:list-item>
      </text:list>
      <text:p text:style-name="P5"/>
      <text:p text:style-name="P17"><text:span text:style-name="T2">Цель работы: </text:span><text:span text:style-name="T4"><text:s/>получить основы программирования скриптов в среде Linux, изучить синтаксис и правила написания скриптов на языках BASH и PERL.</text:span></text:p>
      <text:p text:style-name="P18"/>
      <text:p text:style-name="P19">Теоретические сведения</text:p>
      <text:p text:style-name="P13"/>
      <text:list xml:id="list7318729980003194961" text:style-name="WW8Num3">
        <text:list-item>
          <text:p text:style-name="P20">Лекционный материал</text:p>
        </text:list-item>
        <text:list-item>
          <text:p text:style-name="P20">Advanced Bash Scripting</text:p>
        </text:list-item>
        <text:list-item>
          <text:p text:style-name="P20">perldoc</text:p>
        </text:list-item>
      </text:list>
      <text:p text:style-name="P7"/>
      <text:p text:style-name="P19">Задание</text:p>
      <text:list xml:id="list1301011934347472719" text:style-name="WW8Num2">
        <text:list-item>
          <text:p text:style-name="P21">Изучить и доработать скрипт на языке PERL, который будет работать в режиме сервера и получать данные с удаленного веб сервера по запросу.</text:p>
        </text:list-item>
        <text:list-item>
          <text:p text:style-name="P21"/>
        </text:list-item>
        <text:list-item>
          <text:p text:style-name="P21">Создать скрипт запуска серверного процесса на языке BASH. Скрипт должен поддерживать базовые команды </text:p>
        </text:list-item>
      </text:list>
      <text:list xml:id="list1774042064327611009" text:style-name="WW8Num6">
        <text:list-item>
          <text:p text:style-name="P8">start </text:p>
        </text:list-item>
        <text:list-item>
          <text:p text:style-name="P8">stop</text:p>
        </text:list-item>
        <text:list-item>
          <text:p text:style-name="P8">restart</text:p>
        </text:list-item>
        <text:list-item>
          <text:p text:style-name="P8">status</text:p>
        </text:list-item>
      </text:list>
      <text:p text:style-name="P19"/>
      <text:p text:style-name="P22">Ход работы</text:p>
      <text:list xml:id="list151628770463937" text:continue-list="list7504074550056894127" text:style-name="WW8Num1">
        <text:list-item>
          <text:list>
            <text:list-item>
              <text:h text:style-name="P25" text:outline-level="2">1. Изучение серверного скрипта на PERL</text:h>
            </text:list-item>
          </text:list>
        </text:list-item>
      </text:list>
      <text:list xml:id="list2271957681082275153" text:style-name="WW8Num4">
        <text:list-item>
          <text:p text:style-name="P14"><text:span text:style-name="T4">Сохранить perl файл задания в файл <text:s/></text:span><text:span text:style-name="T3">webreaderd </text:span><text:span text:style-name="T4">в своем домашнем каталоге</text:span><text:span text:style-name="T3">.</text:span></text:p>
        </text:list-item>
        <text:list-item>
          <text:p text:style-name="P14"><text:span text:style-name="T4">Изучить скрипт </text:span><text:span text:style-name="T3">webreaderd</text:span><text:span text:style-name="T4">.</text:span></text:p>
        </text:list-item>
        <text:list-item>
          <text:p text:style-name="P14"><text:span text:style-name="T4">Проверить скрипт на корректность ( </text:span><text:span text:style-name="T3">perl -w</text:span><text:span text:style-name="T4"> ) и работоспособность.</text:span></text:p>
        </text:list-item>
        <text:list-item>
          <text:p text:style-name="P11">Запустить скрипт без демонизации, обратиться к скрипту через сокет и получить данные (команда netcat или просто cat)</text:p>
        </text:list-item>
      </text:list>
      <text:p text:style-name="P6">nc -U /tmp/webreaderd.sock </text:p>
      <text:p text:style-name="P6">cat <text:s/>/tmp/webreaderd.sock</text:p>
      <text:p text:style-name="P5"/>
      <text:p text:style-name="P5">2. Доработка серверного скрипта на PERL</text:p>
      <text:list xml:id="list873034636816721944" text:style-name="WW8Num8">
        <text:list-item>
          <text:p text:style-name="P15"><text:span text:style-name="T4">Создать конфигурационный файл </text:span><text:span text:style-name="T3">webreaderd.conf</text:span><text:span text:style-name="T4"> в своем домашнем каталоге.</text:span></text:p>
        </text:list-item>
        <text:list-item>
          <text:p text:style-name="P15"><text:span text:style-name="T4">Задать в конфигурационном файле настройки </text:span><text:span text:style-name="T3">URL</text:span><text:span text:style-name="T4"> с которого скрипт будет получать информацию с удаленного сервера.</text:span></text:p>
        </text:list-item>
        <text:list-item>
          <text:p text:style-name="P15"><text:span text:style-name="T4">Доработать скрипт </text:span><text:span text:style-name="T3">webreaderd </text:span><text:span text:style-name="T4">так, чтобы он считывал параметр </text:span><text:span text:style-name="T3">URL</text:span><text:span text:style-name="T4"> из конфигурационного файла</text:span><text:span text:style-name="T3">.</text:span><text:span text:style-name="T1"> </text:span><text:span text:style-name="T3"><text:line-break/></text:span><text:soft-page-break/><text:span text:style-name="T4">Это можно выполнить разными вариантами. Оба подходят.</text:span></text:p>
        </text:list-item>
      </text:list>
      <text:p text:style-name="P23">Вариант а - <text:s/>средствами perl</text:p>
      <text:p text:style-name="P10"><text:tab/>Вариант б - <text:s/>вызовом shell комманды через обратные ковычки и записи <text:tab/>результата в константу.</text:p>
      <text:p text:style-name="P24"/>
      <text:p text:style-name="P13"/>
      <text:list xml:id="list151629449781111" text:continue-list="list151628770463937" text:style-name="WW8Num1">
        <text:list-item>
          <text:list>
            <text:list-item>
              <text:h text:style-name="P25" text:outline-level="2">2. Создание скрипта запуска серверного процесса</text:h>
            </text:list-item>
          </text:list>
        </text:list-item>
      </text:list>
      <text:list xml:id="list6910210989261603528" text:style-name="WW8Num7">
        <text:list-item>
          <text:p text:style-name="P1"><text:span text:style-name="T4">Создайте исполняемый файл с именем </text:span><text:span text:style-name="T3">webreaderd.sh</text:span><text:span text:style-name="T4"> в каталоге скриптов автозапуска системы</text:span></text:p>
        </text:list-item>
        <text:list-item>
          <text:p text:style-name="P3">Создайте символическую ссылку на скрипт, чтобы он запускался на 3 ранлевеле, после всех остальных серверов.</text:p>
        </text:list-item>
        <text:list-item>
          <text:p text:style-name="P1"><text:span text:style-name="T4">Зафиксируйте в отчете вывод команды </text:span><text:span text:style-name="T3">ls -al</text:span><text:span text:style-name="T4"> в обоих директориях</text:span></text:p>
        </text:list-item>
      </text:list>
      <text:p text:style-name="P4"><text:span text:style-name="T8">selld@selld-Lenovo-G580:~$ ls /etc/init.d -al</text:span></text:p>
      <text:p text:style-name="P4"><text:span text:style-name="T8">итого 268</text:span></text:p>
      <text:p text:style-name="P4"><text:span text:style-name="T8">drwxr-xr-x <text:s text:c="2"/>2 root root <text:s/>4096 Дек 23 14:47 .</text:span></text:p>
      <text:p text:style-name="P4"><text:span text:style-name="T8">drwxr-xr-x 146 root root 12288 Дек 23 12:32 ..</text:span></text:p>
      <text:p text:style-name="P4"><text:span text:style-name="T8">-rwxr-xr-x <text:s text:c="2"/>1 root root <text:s/>2243 Апр <text:s/>3 <text:s/>2014 acpid</text:span></text:p>
      <text:p text:style-name="P4"><text:span text:style-name="T8">-rwxr-xr-x <text:s text:c="2"/>1 root root <text:s/>2014 Фев 20 <text:s/>2014 anacron</text:span></text:p>
      <text:p text:style-name="P4"><text:span text:style-name="T8">-rwxr-xr-x <text:s text:c="2"/>1 root root <text:s/>4596 Мар 27 <text:s/>2014 apparmor</text:span></text:p>
      <text:p text:style-name="P4"><text:span text:style-name="T8">-rwxr-xr-x <text:s text:c="2"/>1 root root <text:s/>2801 Окт 30 22:21 apport</text:span></text:p>
      <text:p text:style-name="P4"><text:span text:style-name="T8">-rwxr-xr-x <text:s text:c="2"/>1 root root <text:s/>2401 Дек 30 <text:s/>2013 avahi-daemon</text:span></text:p>
      <text:p text:style-name="P4"><text:span text:style-name="T8">-rwxr-xr-x <text:s text:c="2"/>1 root root <text:s/>1322 Мар 30 <text:s/>2014 binfmt-support</text:span></text:p>
      <text:p text:style-name="P4"><text:span text:style-name="T8">-rwxr-xr-x <text:s text:c="2"/>1 root root <text:s/>4474 Апр 10 <text:s/>2014 bluetooth</text:span></text:p>
      <text:p text:style-name="P4"><text:span text:style-name="T8">-rwxr-xr-x <text:s text:c="2"/>1 root root <text:s/>2125 Мар 14 <text:s/>2014 brltty</text:span></text:p>
      <text:p text:style-name="P4"><text:span text:style-name="T8">-rwxr-xr-x <text:s text:c="2"/>1 root root <text:s/>4542 Янв <text:s/>6 <text:s/>2014 bumblebeed</text:span></text:p>
      <text:p text:style-name="P4"><text:span text:style-name="T8">-rwxr-xr-x <text:s text:c="2"/>1 root root <text:s/>1919 Янв 18 <text:s/>2011 console-setup</text:span></text:p>
      <text:p text:style-name="P4"><text:span text:style-name="T8">lrwxrwxrwx <text:s text:c="2"/>1 root root <text:s text:c="3"/>21 Авг 27 04:37 cron -&gt; /lib/init/upstart-job</text:span></text:p>
      <text:p text:style-name="P4"><text:span text:style-name="T8">-rwxr-xr-x <text:s text:c="2"/>1 root root <text:s/>3184 Апр <text:s/>4 <text:s/>2014 cups</text:span></text:p>
      <text:p text:style-name="P4"><text:span text:style-name="T8">-rwxr-xr-x <text:s text:c="2"/>1 root root <text:s/>1961 Апр <text:s/>7 <text:s/>2014 cups-browsed</text:span></text:p>
      <text:p text:style-name="P4"><text:span text:style-name="T8">-rwxr-xr-x <text:s text:c="2"/>1 root root <text:s/>2813 Ноя 25 21:37 dbus</text:span></text:p>
      <text:p text:style-name="P4"><text:span text:style-name="T8">-rwxr-xr-x <text:s text:c="2"/>1 root root <text:s/>1217 Мар <text:s/>7 <text:s/>2013 dns-clean</text:span></text:p>
      <text:p text:style-name="P4"><text:span text:style-name="T8">lrwxrwxrwx <text:s text:c="2"/>1 root root <text:s text:c="3"/>21 Авг 27 04:37 friendly-recovery -&gt; /lib/init/upstart-job</text:span></text:p>
      <text:p text:style-name="P4"><text:span text:style-name="T8">-rwxr-xr-x <text:s text:c="2"/>1 root root <text:s/>1105 Май <text:s/>8 <text:s/>2014 grub-common</text:span></text:p>
      <text:p text:style-name="P4"><text:span text:style-name="T8">-rwxr-xr-x <text:s text:c="2"/>1 root root <text:s/>1329 Мар 13 <text:s/>2014 halt</text:span></text:p>
      <text:p text:style-name="P4"><text:span text:style-name="T8">-rwxr-xr-x <text:s text:c="2"/>1 root root <text:s/>1864 Ноя 12 <text:s/>2012 irqbalance</text:span></text:p>
      <text:p text:style-name="P4"><text:span text:style-name="T8">-rwxr-xr-x <text:s text:c="2"/>1 root root <text:s/>3096 Мар 28 <text:s/>2014 kerneloops</text:span></text:p>
      <text:p text:style-name="P4"><text:span text:style-name="T8">-rwxr-xr-x <text:s text:c="2"/>1 root root <text:s/>1293 Мар 13 <text:s/>2014 killprocs</text:span></text:p>
      <text:p text:style-name="P4"><text:soft-page-break/><text:span text:style-name="T8">-rwxr-xr-x <text:s text:c="2"/>1 root root <text:s/>1990 Янв 22 <text:s/>2013 kmod</text:span></text:p>
      <text:p text:style-name="P4"><text:span text:style-name="T8">-rw-r--r-- <text:s text:c="2"/>1 root root <text:s text:c="4"/>0 Июл 23 00:58 .legacy-bootordering</text:span></text:p>
      <text:p text:style-name="P4"><text:span text:style-name="T8">-rwxr-xr-x <text:s text:c="2"/>1 root root <text:s/>3431 Апр <text:s/>8 <text:s/>2014 lightdm</text:span></text:p>
      <text:p text:style-name="P4"><text:span text:style-name="T8">-rwxr-xr-x <text:s text:c="2"/>1 root root <text:s/>4479 Мар 20 <text:s/>2014 networking</text:span></text:p>
      <text:p text:style-name="P4"><text:span text:style-name="T8">-rwxr-xr-x <text:s text:c="2"/>1 root root <text:s/>1948 Апр <text:s/>1 <text:s/>2014 nmbd</text:span></text:p>
      <text:p text:style-name="P4"><text:span text:style-name="T8">-rwxr-xr-x <text:s text:c="2"/>1 root root <text:s/>1292 Мар 13 <text:s/>2014 ondemand</text:span></text:p>
      <text:p text:style-name="P4"><text:span text:style-name="T8">-rwxr-xr-x <text:s text:c="2"/>1 root root <text:s/>2400 Сен <text:s/>5 15:10 postgresql-9.3</text:span></text:p>
      <text:p text:style-name="P4"><text:span text:style-name="T8">-rwxr-xr-x <text:s text:c="2"/>1 root root <text:s text:c="2"/>561 Янв 23 <text:s/>2013 pppd-dns</text:span></text:p>
      <text:p text:style-name="P4"><text:span text:style-name="T8">-rwxr-xr-x <text:s text:c="2"/>1 root root <text:s/>1192 Май 27 <text:s/>2013 procps</text:span></text:p>
      <text:p text:style-name="P4"><text:span text:style-name="T8">-rwxr-xr-x <text:s text:c="2"/>1 root root <text:s/>2182 Апр <text:s/>4 <text:s/>2014 pulseaudio</text:span></text:p>
      <text:p text:style-name="P4"><text:span text:style-name="T8">-rwxr-xr-x <text:s text:c="2"/>1 root root <text:s/>6120 Мар 13 <text:s/>2014 rc</text:span></text:p>
      <text:p text:style-name="P4"><text:span text:style-name="T8">-rwxr-xr-x <text:s text:c="2"/>1 root root <text:s text:c="2"/>782 Мар 13 <text:s/>2014 rc.local</text:span></text:p>
      <text:p text:style-name="P4"><text:span text:style-name="T8">-rwxr-xr-x <text:s text:c="2"/>1 root root <text:s text:c="2"/>117 Мар 13 <text:s/>2014 rcS</text:span></text:p>
      <text:p text:style-name="P4"><text:span text:style-name="T8">-rw-r--r-- <text:s text:c="2"/>1 root root <text:s/>2427 Мар 13 <text:s/>2014 README</text:span></text:p>
      <text:p text:style-name="P4"><text:span text:style-name="T8">-rwxr-xr-x <text:s text:c="2"/>1 root root <text:s text:c="2"/>639 Мар 13 <text:s/>2014 reboot</text:span></text:p>
      <text:p text:style-name="P4"><text:span text:style-name="T8">-rwxr-xr-x <text:s text:c="2"/>1 root root <text:s/>2918 Июн 13 <text:s/>2014 resolvconf</text:span></text:p>
      <text:p text:style-name="P4"><text:span text:style-name="T8">-rwxr-xr-x <text:s text:c="2"/>1 root root <text:s/>4395 Апр 17 <text:s/>2014 rsync</text:span></text:p>
      <text:p text:style-name="P4"><text:span text:style-name="T8">-rwxr-xr-x <text:s text:c="2"/>1 root root <text:s/>2913 Дек <text:s/>4 <text:s/>2013 rsyslog</text:span></text:p>
      <text:p text:style-name="P4"><text:span text:style-name="T8">-rwxr-xr-x <text:s text:c="2"/>1 root root <text:s/>1304 Апр <text:s/>1 <text:s/>2014 samba</text:span></text:p>
      <text:p text:style-name="P4"><text:span text:style-name="T8">-rwxr-xr-x <text:s text:c="2"/>1 root root <text:s/>2299 Апр <text:s/>1 <text:s/>2014 samba-ad-dc</text:span></text:p>
      <text:p text:style-name="P4"><text:span text:style-name="T8">-rwxr-xr-x <text:s text:c="2"/>1 root root <text:s/>2344 Май <text:s/>9 <text:s/>2014 saned</text:span></text:p>
      <text:p text:style-name="P4"><text:span text:style-name="T8">-rwxr-xr-x <text:s text:c="2"/>1 root root <text:s/>3920 Мар 13 <text:s/>2014 sendsigs</text:span></text:p>
      <text:p text:style-name="P4"><text:span text:style-name="T8">-rwxr-xr-x <text:s text:c="2"/>1 root root <text:s text:c="2"/>590 Мар 13 <text:s/>2014 single</text:span></text:p>
      <text:p text:style-name="P4"><text:span text:style-name="T8">-rw-r--r-- <text:s text:c="2"/>1 root root <text:s/>4290 Мар 13 <text:s/>2014 skeleton</text:span></text:p>
      <text:p text:style-name="P4"><text:span text:style-name="T8">-rwxr-xr-x <text:s text:c="2"/>1 root root <text:s/>1930 Апр <text:s/>1 <text:s/>2014 smbd</text:span></text:p>
      <text:p text:style-name="P4"><text:span text:style-name="T8">-rwxr-xr-x <text:s text:c="2"/>1 root root <text:s/>2117 Фев 19 <text:s/>2014 speech-dispatcher</text:span></text:p>
      <text:p text:style-name="P4"><text:span text:style-name="T8">-rwxr-xr-x <text:s text:c="2"/>1 root root <text:s text:c="2"/>731 Фев <text:s/>5 <text:s/>2014 sudo</text:span></text:p>
      <text:p text:style-name="P4"><text:span text:style-name="T8">-rwxr-xr-x <text:s text:c="2"/>1 root root <text:s/>6173 Апр 14 <text:s/>2014 udev</text:span></text:p>
      <text:p text:style-name="P4"><text:span text:style-name="T8">-rwxr-xr-x <text:s text:c="2"/>1 root root <text:s/>2721 Мар 13 <text:s/>2014 umountfs</text:span></text:p>
      <text:p text:style-name="P4"><text:span text:style-name="T8">-rwxr-xr-x <text:s text:c="2"/>1 root root <text:s/>2260 Мар 13 <text:s/>2014 umountnfs.sh</text:span></text:p>
      <text:p text:style-name="P4"><text:span text:style-name="T8">-rwxr-xr-x <text:s text:c="2"/>1 root root <text:s/>1872 Мар 13 <text:s/>2014 umountroot</text:span></text:p>
      <text:p text:style-name="P4"><text:span text:style-name="T8">-rwxr-xr-x <text:s text:c="2"/>1 root root <text:s/>1361 Дек <text:s/>6 <text:s/>2013 unattended-upgrades</text:span></text:p>
      <text:p text:style-name="P4"><text:span text:style-name="T8">-rwxr-xr-x <text:s text:c="2"/>1 root root <text:s/>3111 Мар 13 <text:s/>2014 urandom</text:span></text:p>
      <text:p text:style-name="P4"><text:span text:style-name="T8">-rwxr-xr-x <text:s text:c="2"/>1 root root <text:s/>6138 Апр <text:s/>5 <text:s/>2014 virtualbox</text:span></text:p>
      <text:p text:style-name="P4"><text:span text:style-name="T8">-rw</text:span><text:span text:style-name="T9">x</text:span><text:span text:style-name="T8">r-</text:span><text:span text:style-name="T9">x</text:span><text:span text:style-name="T8">r-</text:span><text:span text:style-name="T9">x</text:span><text:span text:style-name="T8"> <text:s text:c="2"/>1 root root <text:s text:c="4"/>0 Дек 23 14:47 webreaderd.sh</text:span></text:p>
      <text:p text:style-name="P4"><text:span text:style-name="T8">-rwxr-xr-x <text:s text:c="2"/>1 root root <text:s/>1665 Апр <text:s/>1 <text:s/>2014 winbind</text:span></text:p>
      <text:p text:style-name="P4"><text:span text:style-name="T8">-rwxr-xr-x <text:s text:c="2"/>1 root root <text:s/>2666 Сен 25 <text:s/>2013 x11-common</text:span></text:p>
      <text:p text:style-name="P4"><text:soft-page-break/><text:span text:style-name="T8">selld@selld-Lenovo-G580:~$ ls /etc/rc3.d -al</text:span></text:p>
      <text:p text:style-name="P4"><text:span text:style-name="T8">итого 20</text:span></text:p>
      <text:p text:style-name="P4"><text:span text:style-name="T8">drwxr-xr-x <text:s text:c="2"/>2 root root <text:s/>4096 Дек 23 14:49 .</text:span></text:p>
      <text:p text:style-name="P4"><text:span text:style-name="T8">drwxr-xr-x 146 root root 12288 Дек 23 12:32 ..</text:span></text:p>
      <text:p text:style-name="P4"><text:span text:style-name="T8">-rw-r--r-- <text:s text:c="2"/>1 root root <text:s text:c="2"/>677 Мар 13 <text:s/>2014 README</text:span></text:p>
      <text:p text:style-name="P4"><text:span text:style-name="T8">lrwxrwxrwx <text:s text:c="2"/>1 root root <text:s text:c="3"/>20 Авг 27 04:37 S20kerneloops -&gt; ../init.d/kerneloops</text:span></text:p>
      <text:p text:style-name="P4"><text:span text:style-name="T8">lrwxrwxrwx <text:s text:c="2"/>1 root root <text:s text:c="3"/>24 Сен <text:s/>5 15:10 S20postgresql-9.3 -&gt; ../init.d/postgresql-9.3</text:span></text:p>
      <text:p text:style-name="P4"><text:span text:style-name="T8">lrwxrwxrwx <text:s text:c="2"/>1 root root <text:s text:c="3"/>15 Авг 27 04:37 S20rsync -&gt; ../init.d/rsync</text:span></text:p>
      <text:p text:style-name="P4"><text:span text:style-name="T8">lrwxrwxrwx <text:s text:c="2"/>1 root root <text:s text:c="3"/>27 Авг 27 04:37 S20speech-dispatcher -&gt; ../init.d/speech-dispatcher</text:span></text:p>
      <text:p text:style-name="P4"><text:span text:style-name="T8">lrwxrwxrwx <text:s text:c="2"/>1 root root <text:s text:c="3"/>20 Сен 30 14:52 S20virtualbox -&gt; ../init.d/virtualbox</text:span></text:p>
      <text:p text:style-name="P4"><text:span text:style-name="T8">lrwxrwxrwx <text:s text:c="2"/>1 root root <text:s text:c="3"/>15 Авг 27 04:37 S50saned -&gt; ../init.d/saned</text:span></text:p>
      <text:p text:style-name="P4"><text:span text:style-name="T8">lrwxrwxrwx <text:s text:c="2"/>1 root root <text:s text:c="3"/>19 Авг 27 04:37 S70dns-clean -&gt; ../init.d/dns-clean</text:span></text:p>
      <text:p text:style-name="P4"><text:span text:style-name="T8">lrwxrwxrwx <text:s text:c="2"/>1 root root <text:s text:c="3"/>18 Авг 27 04:37 S70pppd-dns -&gt; ../init.d/pppd-dns</text:span></text:p>
      <text:p text:style-name="P4"><text:span text:style-name="T8">lrwxrwxrwx <text:s text:c="2"/>1 root root <text:s text:c="3"/>21 Авг 27 04:37 S99grub-common -&gt; ../init.d/grub-common</text:span></text:p>
      <text:p text:style-name="P4"><text:span text:style-name="T8">lrwxrwxrwx <text:s text:c="2"/>1 root root <text:s text:c="3"/>18 Авг 27 04:37 S99ondemand -&gt; ../init.d/ondemand</text:span></text:p>
      <text:p text:style-name="P4"><text:span text:style-name="T8">lrwxrwxrwx <text:s text:c="2"/>1 root root <text:s text:c="3"/>18 Авг 27 04:37 S99rc.local -&gt; ../init.d/rc.local</text:span></text:p>
      <text:p text:style-name="P4"><text:span text:style-name="T8">lrwxrwxrwx <text:s text:c="2"/>1 root root <text:s text:c="3"/>25 Дек 23 14:49 S99webreaderd -&gt; /etc/init.d/webreaderd.sh</text:span></text:p>
      <text:list xml:id="list151629798931278" text:continue-numbering="true" text:style-name="WW8Num7">
        <text:list-item>
          <text:p text:style-name="P3">Создайте в скрипте функцию разбора параметров командной строки.</text:p>
        </text:list-item>
        <text:list-item>
          <text:p text:style-name="P1"><text:span text:style-name="T4">Создайте case который, <text:s/>в зависимости от введенного параметра, будет вызывать внутренние функции </text:span><text:span text:style-name="T3">start(), stop(), restart(), reload(), status()</text:span></text:p>
        </text:list-item>
        <text:list-item>
          <text:p text:style-name="P3">В случае отсутствия параметров или наличии более одного параметра скрипт должен выдавать ошибку и usage.</text:p>
        </text:list-item>
        <text:list-item>
          <text:p text:style-name="P1"><text:span text:style-name="T4">Создайте функцию </text:span><text:span text:style-name="T3">start()</text:span><text:span text:style-name="T4">, которая будет запускать серверный скрипт </text:span><text:span text:style-name="T3">webreaderd</text:span><text:span text:style-name="T4"> с сохранением PID-а процесса в файл </text:span><text:span text:style-name="T3">/var/run/webreaderd.pid</text:span></text:p>
        </text:list-item>
        <text:list-item>
          <text:p text:style-name="P1"><text:span text:style-name="T4">Создайте функцию </text:span><text:span text:style-name="T3">stop()</text:span><text:span text:style-name="T4"> которая будет посылать сигнал завершения серверному скрипту </text:span><text:span text:style-name="T3">webreaderd </text:span><text:span text:style-name="T4">и корректно завершать работу (удалять pid файл например).</text:span></text:p>
        </text:list-item>
        <text:list-item>
          <text:p text:style-name="P1"><text:span text:style-name="T4">Создайте функцию </text:span><text:span text:style-name="T3">restart() </text:span><text:span text:style-name="T4">выполняющую перезапуск сервера </text:span><text:span text:style-name="T3">webreaderd</text:span><text:span text:style-name="T4">.</text:span></text:p>
        </text:list-item>
        <text:list-item>
          <text:p text:style-name="P1"><text:span text:style-name="T4">* Создайте функцию </text:span><text:span text:style-name="T3">reload() </text:span><text:span text:style-name="T4">заставляющую </text:span><text:span text:style-name="T3">webreaderd</text:span><text:span text:style-name="T4"> перечитать конфигурационный файл.</text:span></text:p>
        </text:list-item>
        <text:list-item>
          <text:p text:style-name="P1"><text:span text:style-name="T4">Создайте функцию</text:span><text:span text:style-name="T3"> status() </text:span><text:span text:style-name="T4">выдающую текущий статус серверного процесса</text:span><text:span text:style-name="T3"> webreaderd</text:span><text:span text:style-name="T4"> (запущен, остановлен, отвалился)</text:span></text:p>
        </text:list-item>
        <text:list-item>
          <text:p text:style-name="P1"><text:span text:style-name="T5"><text:s/></text:span><text:span text:style-name="T4">Подумайте какие исключительные ситуации могут возникать при запуске функций скрипта </text:span><text:span text:style-name="T3">webreaderd.sh </text:span><text:span text:style-name="T4">и как их можно отследить или избежать (например, контроль работы только одного процесса </text:span><text:span text:style-name="T3">webreaderd</text:span><text:span text:style-name="T4">). Доработайте скрипт webreaderd.sh обработкой исключительных ситуаций.</text:span></text:p>
        </text:list-item>
        <text:list-item>
          <text:p text:style-name="P1"><text:soft-page-break/><text:span text:style-name="T4">Зафиксируйте в отчете получившийся скрипт </text:span><text:span text:style-name="T3">webreaderd.sh</text:span></text:p>
        </text:list-item>
      </text:list>
      <text:p text:style-name="P2"/>
      <text:p text:style-name="P10"/>
      <text:p text:style-name="P12">* Задание для тех,кто хочет более детально разобраться в программировании на perl и основы межпроцессного взаимодействия (посылка и получение сигналов)</text:p>
      <text:p text:style-name="P12"/>
      <text:p text:style-name="P5">Задание для самостоятельной работы:</text:p>
      <text:list xml:id="list7922341034613577633" text:style-name="WW8Num5">
        <text:list-item>
          <text:p text:style-name="P16"><text:span text:style-name="T4">Выполнить перезапуск системы, проверить автозапуск серверного процесса </text:span><text:span text:style-name="T3">webreaderd</text:span><text:span text:style-name="T4">.</text:span></text:p>
        </text:list-item>
        <text:list-item>
          <text:p text:style-name="P16"><text:span text:style-name="T4">Выполнить проверку всех функций скрипта запуска </text:span><text:span text:style-name="T3">webreaders.sh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Symbol" svg:font-family="Symbol"/>
    <style:font-face style:name="DejaVu Sans1" svg:font-family="'DejaVu Sans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1" style:class="text">
      <style:text-properties style:font-name="Liberation Serif1" fo:font-family="'Liberation Serif', 'Times New Roman'" style:font-family-generic="roman" style:font-pitch="variable" fo:font-size="24pt" fo:font-weight="bold" style:font-name-asian="DejaVu Sans" style:font-family-asian="'DejaVu Sans'" style:font-pitch-asian="variable" style:font-size-asian="24pt" style:font-weight-asian="bold" style:font-name-complex="DejaVu Sans" style:font-family-complex="'DejaVu Sans'" style:font-pitch-complex="variable" style:font-size-complex="24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list-style-name="WW8Num1" style:class="text">
      <style:text-properties style:font-name="Liberation Serif1" fo:font-family="'Liberation Serif', 'Times New Roman'" style:font-family-generic="roman" style:font-pitch="variable" fo:font-size="18pt" fo:font-weight="bold" style:font-name-asian="DejaVu Sans" style:font-family-asian="'DejaVu Sans'" style:font-pitch-asian="variable" style:font-size-asian="18pt" style:font-weight-asian="bold" style:font-name-complex="DejaVu Sans" style:font-family-complex="'DejaVu Sans'" style:font-pitch-complex="variable" style:font-size-complex="18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list-style-name="WW8Num1" style:class="text"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DejaVu Sans" style:font-family-complex="'DejaVu Sans'" style:font-pitch-complex="variable" style:font-size-complex="14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Preformatted_20_Text_20__28_user_29_" style:display-name="Preformatted Text (user)" style:family="paragraph" style:parent-style-name="Standard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1" style:font-family-asian="'DejaVu Sans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-complex="Times New Roman" style:font-family-complex="'Times New Roman'" style:font-family-generic-complex="roman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-complex="Times New Roman" style:font-family-complex="'Times New Roman'" style:font-family-generic-complex="roman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-complex="Times New Roman" style:font-family-complex="'Times New Roman'" style:font-family-generic-complex="roman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-complex="Times New Roman" style:font-family-complex="'Times New Roman'" style:font-family-generic-complex="roman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_20__28_user_29_" style:display-name="Source Text (user)" style:family="text">
      <style:text-properties style:font-name="DejaVu Sans Mono" fo:font-family="'DejaVu Sans Mono'" style:font-family-generic="modern" style:font-name-asian="DejaVu Sans1" style:font-family-asian="'DejaVu Sans'" style:font-family-generic-asian="modern" style:font-name-complex="DejaVu Sans Mono" style:font-family-complex="'DejaVu Sans Mono'" style:font-family-generic-complex="modern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9T10:28:57</meta:creation-date>
    <dc:date>2014-12-23T15:16:27.887380907</dc:date>
    <meta:editing-duration>P23DT22H31M24S</meta:editing-duration>
    <meta:generator>LibreOffice/4.2.7.2$Linux_X86_64 LibreOffice_project/420m0$Build-2</meta:generator>
    <meta:editing-cycles>2</meta:editing-cycles>
    <meta:document-statistic meta:table-count="0" meta:image-count="0" meta:object-count="0" meta:page-count="5" meta:paragraph-count="124" meta:word-count="1167" meta:character-count="7789" meta:non-whitespace-character-count="6355"/>
  </office:meta>
</office:document-meta>
</file>